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2F" table:style-name="ta1">
        <table:shapes>
          <draw:frame draw:z-index="0" draw:style-name="gr1" draw:text-style-name="P1" svg:width="204.38mm" svg:height="112.62mm" svg:x="175.78mm" svg:y="50.47mm">
            <draw:object draw:notify-on-update-of-ranges="Data2F.A1:Data2F.A1 Data2F.A2:Data2F.A19 Data2F.B1:Data2F.B1 Data2F.B2:Data2F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4.39mm" svg:height="112.62mm" svg:x="176.05mm" svg:y="164.15mm">
            <draw:object draw:notify-on-update-of-ranges="Data2F.D1:Data2F.D1 Data2F.D2:Data2F.D19 Data2F.E1:Data2F.E1 Data2F.E2:Data2F.E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4.38mm" svg:height="112.62mm" svg:x="379.88mm" svg:y="49.41mm">
            <draw:object draw:notify-on-update-of-ranges="Data2F.A23:Data2F.A23 Data2F.A24:Data2F.A39 Data2F.B23:Data2F.B23 Data2F.B24:Data2F.B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04.38mm" svg:height="112.62mm" svg:x="383.74mm" svg:y="176.64mm">
            <draw:object draw:notify-on-update-of-ranges="Data2F.D23:Data2F.D23 Data2F.D24:Data2F.D38 Data2F.E23:Data2F.E23 Data2F.E24:Data2F.E3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Barcode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Barcode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591" calcext:value-type="float">
            <text:p>55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75" calcext:value-type="float">
            <text:p>521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8830" calcext:value-type="float">
            <text:p>1288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20879" calcext:value-type="float">
            <text:p>24208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73455" calcext:value-type="float">
            <text:p>33734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34341" calcext:value-type="float">
            <text:p>47343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218287" calcext:value-type="float">
            <text:p>52182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76398" calcext:value-type="float">
            <text:p>457639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70349" calcext:value-type="float">
            <text:p>40703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24642" calcext:value-type="float">
            <text:p>282464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192660" calcext:value-type="float">
            <text:p>21926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04394" calcext:value-type="float">
            <text:p>130439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95335" calcext:value-type="float">
            <text:p>9953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4592" calcext:value-type="float">
            <text:p>50459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90420" calcext:value-type="float">
            <text:p>4904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9492" calcext:value-type="float">
            <text:p>1994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34837" calcext:value-type="float">
            <text:p>3348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772" calcext:value-type="float">
            <text:p>9477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67223" calcext:value-type="float">
            <text:p>2672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990" calcext:value-type="float">
            <text:p>5799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34012" calcext:value-type="float">
            <text:p>2340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159" calcext:value-type="float">
            <text:p>4015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95519" calcext:value-type="float">
            <text:p>1955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485" calcext:value-type="float">
            <text:p>2048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4722" calcext:value-type="float">
            <text:p>1447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476" calcext:value-type="float">
            <text:p>1147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2724" calcext:value-type="float">
            <text:p>927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93" calcext:value-type="float">
            <text:p>43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9512" calcext:value-type="float">
            <text:p>495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7430" calcext:value-type="float">
            <text:p>174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Barcode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Barcode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67" calcext:value-type="float">
            <text:p>23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4945" calcext:value-type="float">
            <text:p>1849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513" calcext:value-type="float">
            <text:p>5125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2052" calcext:value-type="float">
            <text:p>8020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28149" calcext:value-type="float">
            <text:p>14281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71372" calcext:value-type="float">
            <text:p>197137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39968" calcext:value-type="float">
            <text:p>26399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00957" calcext:value-type="float">
            <text:p>320095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723440" calcext:value-type="float">
            <text:p>37234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40283" calcext:value-type="float">
            <text:p>374028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800643" calcext:value-type="float">
            <text:p>38006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77374" calcext:value-type="float">
            <text:p>31773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00352" calcext:value-type="float">
            <text:p>29003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01854" calcext:value-type="float">
            <text:p>210185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92914" calcext:value-type="float">
            <text:p>16929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76806" calcext:value-type="float">
            <text:p>107680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54481" calcext:value-type="float">
            <text:p>7544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5038" calcext:value-type="float">
            <text:p>4250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63449" calcext:value-type="float">
            <text:p>2634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6729" calcext:value-type="float">
            <text:p>12672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6233" calcext:value-type="float">
            <text:p>762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865" calcext:value-type="float">
            <text:p>2986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190" calcext:value-type="float">
            <text:p>161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04" calcext:value-type="float">
            <text:p>690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7T18:47:52.812490057</dc:date>
    <meta:editing-duration>PT4M11S</meta:editing-duration>
    <meta:editing-cycles>1</meta:editing-cycles>
    <meta:document-statistic meta:table-count="1" meta:cell-count="142" meta:object-count="4"/>
    <meta:generator>LibreOffice/6.2.8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39cm" svg:height="11.263cm" xlink:href=".." xlink:type="simple" chart:class="chart:bar" chart:style-name="ch1">
        <chart:title svg:x="7.318cm" svg:y="0.361cm" chart:style-name="ch2">
          <text:p>Number of A in barcodes (F)</text:p>
        </chart:title>
        <chart:plot-area chart:style-name="ch3" table:cell-range-address="Data2F.A1:Data2F.B19" chart:data-source-has-labels="both" svg:x="1.419cm" svg:y="1.365cm" svg:width="18.612cm" svg:height="8.692cm">
          <chartooo:coordinate-region svg:x="3.152cm" svg:y="1.565cm" svg:width="16.879cm" svg:height="7.845cm"/>
          <chart:axis chart:dimension="x" chart:name="primary-x" chart:style-name="ch4" chartooo:axis-type="auto">
            <chartooo:date-scale/>
            <chart:title svg:x="8.882cm" svg:y="10.282cm" chart:style-name="ch5">
              <text:p>Number of A in barcodes</text:p>
            </chart:title>
            <chart:categories table:cell-range-address="Data2F.A2:Data2F.A19"/>
          </chart:axis>
          <chart:axis chart:dimension="y" chart:name="primary-y" chart:style-name="ch6">
            <chart:title svg:x="0.451cm" svg:y="6.562cm" chart:style-name="ch7">
              <text:p>Total count</text:p>
            </chart:title>
            <chart:grid chart:style-name="ch8" chart:class="major"/>
          </chart:axis>
          <chart:series chart:style-name="ch9" chart:values-cell-range-address="Data2F.B2:Data2F.B19" chart:label-cell-address="Data2F.B1:Data2F.B1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</text:p>
                <draw:g>
                  <svg:desc>Data2F.B1:Data2F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ta2F.A2:Data2F.A19</svg:desc>
                </draw:g>
              </table:table-cell>
              <table:table-cell office:value-type="float" office:value="46">
                <text:p>46</text:p>
                <draw:g>
                  <svg:desc>Data2F.B2:Data2F.B19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2175">
                <text:p>521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20879">
                <text:p>242087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734341">
                <text:p>473434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576398">
                <text:p>45763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824642">
                <text:p>282464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04394">
                <text:p>13043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04592">
                <text:p>50459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99492">
                <text:p>1994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4772">
                <text:p>9477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7990">
                <text:p>5799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0159">
                <text:p>4015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0485">
                <text:p>2048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476">
                <text:p>1147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393">
                <text:p>439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4cm" svg:height="11.263cm" xlink:href=".." xlink:type="simple" chart:class="chart:bar" chart:style-name="ch1">
        <chart:title svg:x="7.292cm" svg:y="0.361cm" chart:style-name="ch2">
          <text:p>Number of A in barcodes (R)</text:p>
        </chart:title>
        <chart:plot-area chart:style-name="ch3" table:cell-range-address="Data2F.D1:Data2F.E19" chart:data-source-has-labels="both" svg:x="1.419cm" svg:y="1.365cm" svg:width="18.613cm" svg:height="8.692cm">
          <chartooo:coordinate-region svg:x="3.152cm" svg:y="1.565cm" svg:width="16.88cm" svg:height="7.845cm"/>
          <chart:axis chart:dimension="x" chart:name="primary-x" chart:style-name="ch4" chartooo:axis-type="auto">
            <chartooo:date-scale/>
            <chart:title svg:x="8.882cm" svg:y="10.282cm" chart:style-name="ch5">
              <text:p>Number of A in barcodes</text:p>
            </chart:title>
            <chart:categories table:cell-range-address="Data2F.D2:Data2F.D19"/>
          </chart:axis>
          <chart:axis chart:dimension="y" chart:name="primary-y" chart:style-name="ch6">
            <chart:title svg:x="0.451cm" svg:y="6.562cm" chart:style-name="ch7">
              <text:p>Total count</text:p>
            </chart:title>
            <chart:grid chart:style-name="ch8" chart:class="major"/>
          </chart:axis>
          <chart:series chart:style-name="ch9" chart:values-cell-range-address="Data2F.E2:Data2F.E19" chart:label-cell-address="Data2F.E1:Data2F.E1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</text:p>
                <draw:g>
                  <svg:desc>Data2F.E1:Data2F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ta2F.D2:Data2F.D19</svg:desc>
                </draw:g>
              </table:table-cell>
              <table:table-cell office:value-type="float" office:value="19">
                <text:p>19</text:p>
                <draw:g>
                  <svg:desc>Data2F.E2:Data2F.E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591">
                <text:p>55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8830">
                <text:p>12883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373455">
                <text:p>33734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218287">
                <text:p>52182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070349">
                <text:p>40703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192660">
                <text:p>219266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95335">
                <text:p>99533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90420">
                <text:p>49042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34837">
                <text:p>3348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67223">
                <text:p>26722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4012">
                <text:p>2340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95519">
                <text:p>19551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4722">
                <text:p>14472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2724">
                <text:p>9272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9512">
                <text:p>495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430">
                <text:p>1743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9">
                <text:p>32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a933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39cm" svg:height="11.263cm" xlink:href=".." xlink:type="simple" chart:class="chart:bar" chart:style-name="ch1">
        <chart:title svg:x="7.291cm" svg:y="0.361cm" chart:style-name="ch2">
          <text:p>Number of G in barcodes (F)</text:p>
        </chart:title>
        <chart:plot-area chart:style-name="ch3" table:cell-range-address="Data2F.A23:Data2F.B39" chart:data-source-has-labels="both" svg:x="1.419cm" svg:y="1.365cm" svg:width="18.612cm" svg:height="8.692cm">
          <chartooo:coordinate-region svg:x="3.152cm" svg:y="1.565cm" svg:width="16.879cm" svg:height="7.845cm"/>
          <chart:axis chart:dimension="x" chart:name="primary-x" chart:style-name="ch4" chartooo:axis-type="auto">
            <chartooo:date-scale/>
            <chart:title svg:x="8.869cm" svg:y="10.282cm" chart:style-name="ch5">
              <text:p>Number of G in barcodes</text:p>
            </chart:title>
            <chart:categories table:cell-range-address="Data2F.A24:Data2F.A39"/>
          </chart:axis>
          <chart:axis chart:dimension="y" chart:name="primary-y" chart:style-name="ch6">
            <chart:title svg:x="0.451cm" svg:y="6.562cm" chart:style-name="ch7">
              <text:p>Total count</text:p>
            </chart:title>
            <chart:grid chart:style-name="ch8" chart:class="major"/>
          </chart:axis>
          <chart:series chart:style-name="ch9" chart:values-cell-range-address="Data2F.B24:Data2F.B39" chart:label-cell-address="Data2F.B23:Data2F.B23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</text:p>
                <draw:g>
                  <svg:desc>Data2F.B23:Data2F.B2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ta2F.A24:Data2F.A39</svg:desc>
                </draw:g>
              </table:table-cell>
              <table:table-cell office:value-type="float" office:value="46">
                <text:p>46</text:p>
                <draw:g>
                  <svg:desc>Data2F.B24:Data2F.B39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4945">
                <text:p>18494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02052">
                <text:p>80205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971372">
                <text:p>197137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200957">
                <text:p>32009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740283">
                <text:p>37402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177374">
                <text:p>31773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01854">
                <text:p>21018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76806">
                <text:p>107680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25038">
                <text:p>42503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26729">
                <text:p>1267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9865">
                <text:p>2986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a933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39cm" svg:height="11.263cm" xlink:href=".." xlink:type="simple" chart:class="chart:bar" chart:style-name="ch1">
        <chart:title svg:x="7.265cm" svg:y="0.361cm" chart:style-name="ch2">
          <text:p>Number of G in barcodes (R)</text:p>
        </chart:title>
        <chart:plot-area chart:style-name="ch3" table:cell-range-address="Data2F.D23:Data2F.E38" chart:data-source-has-labels="both" svg:x="1.419cm" svg:y="1.365cm" svg:width="18.612cm" svg:height="8.692cm">
          <chartooo:coordinate-region svg:x="3.152cm" svg:y="1.565cm" svg:width="16.879cm" svg:height="7.845cm"/>
          <chart:axis chart:dimension="x" chart:name="primary-x" chart:style-name="ch4" chartooo:axis-type="auto">
            <chartooo:date-scale/>
            <chart:title svg:x="8.869cm" svg:y="10.282cm" chart:style-name="ch5">
              <text:p>Number of G in barcodes</text:p>
            </chart:title>
            <chart:categories table:cell-range-address="Data2F.D24:Data2F.D38"/>
          </chart:axis>
          <chart:axis chart:dimension="y" chart:name="primary-y" chart:style-name="ch6">
            <chart:title svg:x="0.451cm" svg:y="6.562cm" chart:style-name="ch7">
              <text:p>Total count</text:p>
            </chart:title>
            <chart:grid chart:style-name="ch8" chart:class="major"/>
          </chart:axis>
          <chart:series chart:style-name="ch9" chart:values-cell-range-address="Data2F.E24:Data2F.E38" chart:label-cell-address="Data2F.E23:Data2F.E23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</text:p>
                <draw:g>
                  <svg:desc>Data2F.E23:Data2F.E2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ta2F.D24:Data2F.D38</svg:desc>
                </draw:g>
              </table:table-cell>
              <table:table-cell office:value-type="float" office:value="19">
                <text:p>19</text:p>
                <draw:g>
                  <svg:desc>Data2F.E24:Data2F.E3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12513">
                <text:p>5125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28149">
                <text:p>14281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639968">
                <text:p>26399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723440">
                <text:p>372344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800643">
                <text:p>38006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00352">
                <text:p>290035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692914">
                <text:p>169291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54481">
                <text:p>75448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63449">
                <text:p>26344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6233">
                <text:p>762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190">
                <text:p>1619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4">
                <text:p>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